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99cc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66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: 11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7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7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8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9.6634" calcext:value-type="float">
            <text:p>99.663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9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5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6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7.7191" calcext:value-type="float">
            <text:p>87.719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2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8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4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1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8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1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4.5022" calcext:value-type="float">
            <text:p>74.502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9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80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7.506" calcext:value-type="float">
            <text:p>87.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640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8.1307" calcext:value-type="float">
            <text:p>98.13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0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2.3221" calcext:value-type="float">
            <text:p>82.3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72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0.1115" calcext:value-type="float">
            <text:p>90.1115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3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8342" calcext:value-type="float">
            <text:p>93.83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9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9.7669" calcext:value-type="float">
            <text:p>79.76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6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66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3734" calcext:value-type="float">
            <text:p>93.373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2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6686" calcext:value-type="float">
            <text:p>94.66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9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4.5471" calcext:value-type="float">
            <text:p>94.5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4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3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3062" calcext:value-type="float">
            <text:p>71.3062</text:p>
          </table:table-cell>
          <table:table-cell table:style-name="ce1" office:value-type="string" calcext:value-type="string">
            <text:p><text:s/>FAILURE 3</text:p>
          </table:table-cell>
          <table:table-cell table:style-name="Default"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280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8564" calcext:value-type="float">
            <text:p>97.85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7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6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3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2.8962" calcext:value-type="float">
            <text:p>92.8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4:21:08.264694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4:24:03.89930244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82" meta:object-count="0"/>
  </office:meta>
</office:document-meta>
</file>